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60000007BE4F455A70DD730DD.png" manifest:media-type="image/png"/>
  <manifest:file-entry manifest:full-path="Pictures/1000020100000242000001FF2F76A26CDC7E6D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1.024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6.231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4.24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446cm" svg:height="13.391cm" svg:x="1.127cm" svg:y="1.508cm">
          <draw:image xlink:href="Pictures/1000020100000242000001FF2F76A26CDC7E6D43.png" xlink:type="simple" xlink:show="embed" xlink:actuate="onLoad">
            <text:p/>
          </draw:image>
        </draw:frame>
        <draw:frame draw:style-name="gr1" draw:text-style-name="P1" draw:layer="layout" svg:width="14.215cm" svg:height="2.667cm" svg:x="1.825cm" svg:y="1cm">
          <draw:image xlink:href="Pictures/10000201000002A60000007BE4F455A70DD730DD.png" xlink:type="simple" xlink:show="embed" xlink:actuate="onLoad">
            <text:p/>
          </draw:image>
        </draw:frame>
        <draw:custom-shape draw:style-name="gr2" draw:text-style-name="P2" draw:layer="layout" svg:width="1.524cm" svg:height="0.889cm" svg:x="10.817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31cm" svg:height="0.889cm" svg:x="9.039cm" svg:y="2.2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0.889cm" svg:x="3.817cm" svg:y="2.8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748cm" svg:height="0.762cm" svg:x="0.492cm" svg:y="0.49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3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4:49:30.829380083</meta:creation-date>
    <dc:date>2019-05-29T15:10:16.508505072</dc:date>
    <meta:editing-duration>PT20M46S</meta:editing-duration>
    <meta:editing-cycles>3</meta:editing-cycles>
    <meta:generator>LibreOffice/6.0.7.3$Linux_X86_64 LibreOffice_project/00m0$Build-3</meta:generator>
    <meta:document-statistic meta:object-count="6"/>
  </office:meta>
</office:document-meta>
</file>